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4.874cm"/>
    </style:style>
    <style:style style:name="co9" style:family="table-column">
      <style:table-column-properties fo:break-before="auto" style:column-width="6.862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5.881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3.9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 fo:padding="0.071cm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7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12" style:family="table-cell" style:parent-style-name="Default" style:data-style-name="N152">
      <style:table-cell-properties fo:background-color="#d2fb9d" style:diagonal-bl-tr="none" style:diagonal-tl-br="none" fo:border="0.06pt solid #000000" fo:padding="0.071cm" style:rotation-align="none"/>
    </style:style>
    <style:style style:name="ce13" style:family="table-cell" style:parent-style-name="Default" style:data-style-name="N169">
      <style:table-cell-properties style:diagonal-bl-tr="none" style:diagonal-tl-br="none" fo:background-color="transparent" fo:border="0.06pt solid #000000" fo:padding="0.071cm" style:rotation-align="none"/>
      <style:text-properties style:font-name="Arial1"/>
    </style:style>
    <style:style style:name="ce15" style:family="table-cell" style:parent-style-name="Default" style:data-style-name="N165">
      <style:table-cell-properties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150">
      <style:table-cell-properties fo:border="0.06pt solid #000000" fo:padding="0.071cm"/>
    </style:style>
    <style:style style:name="ce17" style:family="table-cell" style:parent-style-name="Default" style:data-style-name="N156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18" style:family="table-cell" style:parent-style-name="Default" style:data-style-name="N168">
      <style:table-cell-properties fo:background-color="#ff0000" style:diagonal-bl-tr="none" style:diagonal-tl-br="none" fo:border="0.06pt solid #000000" fo:padding="0.071cm" style:rotation-align="none"/>
      <style:text-properties style:use-window-font-color="true"/>
    </style:style>
    <style:style style:name="ce25" style:family="table-cell" style:parent-style-name="Default" style:data-style-name="N169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9" style:family="table-cell" style:parent-style-name="Default" style:data-style-name="N165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1" style:family="table-cell" style:parent-style-name="Default" style:data-style-name="N0">
      <style:table-cell-properties fo:background-color="transparent" fo:border="0.06pt solid #000000" fo:padding="0.071cm"/>
    </style:style>
    <style:style style:name="ce24" style:family="table-cell" style:parent-style-name="Default" style:data-style-name="N159"/>
    <style:style style:name="ce23" style:family="table-cell" style:parent-style-name="Default" style:data-style-name="N100"/>
    <style:style style:name="ce26" style:family="table-cell" style:parent-style-name="Default" style:data-style-name="N107"/>
    <style:style style:name="ce27" style:family="table-cell" style:parent-style-name="Default" style:data-style-name="N141"/>
    <style:style style:name="ce38" style:family="table-cell" style:parent-style-name="Default" style:data-style-name="N1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omocniczy.$I$2:.$I$30])" table:allow-empty-cell="true" table:display-list="unsorted" table:base-cell-address="Pomiar.C5">
          <table:error-message table:message-type="stop" table:display="true"/>
        </table:content-validation>
        <table:content-validation table:name="val2" table:condition="of:cell-content-is-in-list([$pomocniczy.$F$2:$pomocniczy.$F$12])" table:allow-empty-cell="true" table:display-list="unsorted" table:base-cell-address="Pomiar.C6">
          <table:error-message table:message-type="stop" table:display="true"/>
        </table:content-validation>
      </table:content-validations>
      <table:table table:name="Pomiar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1" form:id="control1" form:label="Aktualizuj dan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update_data?language=Python&amp;location=user" xlink:type="simple"/>
              </office:event-listeners>
            </form:button>
            <form:button form:name="Przycisk 2" form:control-implementation="ooo:com.sun.star.form.component.CommandButton" xml:id="control2" form:id="control2" form:label="Czyszczeni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leanCells.Nagrane.ClearCells?language=Basic&amp;location=application" xlink:type="simple"/>
              </office:event-listeners>
            </form:button>
            <form:button form:name="Przycisk 3" form:control-implementation="ooo:com.sun.star.form.component.CommandButton" xml:id="control3" form:id="control3" form:label="Zapisz pomi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save_measurement_data?language=Python&amp;location=user" xlink:type="simple"/>
              </office:event-listeners>
            </form:button>
          </form:form>
        </office:forms>
        <table:shapes>
          <draw:control draw:z-index="0" draw:text-style-name="P1" svg:width="3.965cm" svg:height="0.815cm" svg:x="7.02cm" svg:y="0.626cm" draw:control="control1"/>
          <draw:control draw:z-index="1" draw:text-style-name="P1" svg:width="3.54cm" svg:height="1.007cm" svg:x="12.051cm" svg:y="10.88cm" draw:control="control2"/>
          <draw:control draw:z-index="2" draw:text-style-name="P1" svg:width="3.031cm" svg:height="0.952cm" svg:x="12.344cm" svg:y="7.77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Linia</text:p>
          </table:table-cell>
          <table:table-cell table:style-name="ce5" table:content-validation-name="val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Gazomierz</text:p>
          </table:table-cell>
          <table:table-cell table:style-name="ce5" table:content-validation-name="val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7"/>
          <table:table-cell table:style-name="ce21" table:formula="of:=IF(ISBLANK([.$C$9]);&quot;&quot;;[.$C$9]+273)">
            <text:p/>
          </table:table-cell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iśnienie</text:p>
          </table:table-cell>
          <table:table-cell table:style-name="ce1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gazomierza</text:p>
          </table:table-cell>
          <table:table-cell table:style-name="ce13" table:formula="of:=[.$C$22]-[.$C$21]" office:value-type="float" office:value="0" calcext:value-type="float">
            <text:p>0,0 dm³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regulatora</text:p>
          </table:table-cell>
          <table:table-cell table:style-name="ce15" table:formula="of:=[.$C$25]-[.$C$24]" office:value-type="float" office:value="0" calcext:value-type="float">
            <text:p>0,00 dm³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number-columns-repeated="58"/>
        </table:table-row>
        <table:table-row table:style-name="ro1">
          <table:table-cell/>
          <table:table-cell table:style-name="ce5" office:value-type="string" calcext:value-type="string">
            <text:p>Współczynnik</text:p>
          </table:table-cell>
          <table:table-cell table:style-name="ce8" table:formula="of:=IFERROR(([.C10]*293)/([.D9]*1013);&quot;&quot;)">
            <text:p/>
          </table:table-cell>
          <table:table-cell table:number-columns-repeated="61"/>
        </table:table-row>
        <table:table-row table:style-name="ro1">
          <table:table-cell/>
          <table:table-cell table:style-name="ce5" office:value-type="string" calcext:value-type="string">
            <text:p>Objętość teoretyczna regulatora</text:p>
          </table:table-cell>
          <table:table-cell table:style-name="ce17" table:formula="of:=IFERROR([.C11]*[.C15];&quot;&quot;)">
            <text:p/>
          </table:table-cell>
          <table:table-cell table:number-columns-repeated="9"/>
          <table:table-cell table:style-name="ce24" table:number-columns-repeated="2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Błąd</text:p>
          </table:table-cell>
          <table:table-cell table:style-name="ce18" table:formula="of:=IFERROR(([.C12]-[.C16])/[.C16];&quot;&quot;)">
            <text:p/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początek pomiaru</text:p>
          </table:table-cell>
          <table:table-cell table:style-name="ce25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koniec pomiaru</text:p>
          </table:table-cell>
          <table:table-cell table:style-name="ce2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r – początek pomiaru</text:p>
          </table:table-cell>
          <table:table-cell table:style-name="ce29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r – koniec pomiaru</text:p>
          </table:table-cell>
          <table:table-cell table:style-name="ce29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mocniczy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8"/>
        <table:table-column table:style-name="co12" table:default-cell-style-name="Default"/>
        <table:table-column table:style-name="co13" table:default-cell-style-name="Default"/>
        <table:table-column table:style-name="co5" table:number-columns-repeated="53" table:default-cell-style-name="Default"/>
        <table:table-row table:style-name="ro1">
          <table:table-cell office:value-type="string" calcext:value-type="string">
            <text:p>id_station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line_name</text:p>
          </table:table-cell>
          <table:table-cell office:value-type="string" calcext:value-type="string">
            <text:p>id_gasmeter</text:p>
          </table:table-cell>
          <table:table-cell office:value-type="string" calcext:value-type="string">
            <text:p>gasmeter_name</text:p>
          </table:table-cell>
          <table:table-cell office:value-type="string" calcext:value-type="string">
            <text:p>m_datetime</text:p>
          </table:table-cell>
          <table:table-cell office:value-type="string" calcext:value-type="string">
            <text:p>m_err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measurements_line_i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6"/>
          <table:table-cell table:style-name="ce27"/>
          <table:table-cell office:value-type="string" calcext:value-type="string">
            <text:p>Jarczew, NO2</text:p>
          </table:table-cell>
          <table:table-cell office:value-type="float" office:value="1" calcext:value-type="float">
            <text:p>1</text:p>
          </table:table-cell>
          <table:table-cell table:formula="of:=VLOOKUP([Pomiar.$C$5];[.I2:.J44];2;0)" office:value-type="string" office:string-value="" calcext:value-type="error">
            <office:annotation draw:style-name="gr1" draw:text-style-name="P3" svg:width="2.899cm" svg:height="1.799cm" svg:x="37.615cm" svg:y="0cm" draw:caption-point-x="-0.61cm" draw:caption-point-y="0.526cm">
              <dc:date>2020-05-17T00:00:00</dc:date>
              <text:p text:style-name="P2"><text:span text:style-name="T1">NIE KASOWAĆ!!!</text:span></text:p>
            </office:annotation>
            <text:p>#N/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office:value-type="string" calcext:value-type="string">
            <text:p>Jarczew, SO2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office:value-type="string" calcext:value-type="string">
            <text:p>Jarczew, NO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office:value-type="string" calcext:value-type="string">
            <text:p>Jarczew, NH4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office:value-type="string" calcext:value-type="string">
            <text:p>Łeba, NO2</text:p>
          </table:table-cell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Łeba, SO2</text:p>
          </table:table-cell>
          <table:table-cell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Łeba, NO3</text:p>
          </table:table-cell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Łeba, NH4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Śnieżka, NO2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Śnieżka, SO2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Śnieżka, NO3</text:p>
          </table:table-cell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office:value-type="string" calcext:value-type="string">
            <text:p>Śnieżka, NH4</text:p>
          </table:table-cell>
          <table:table-cell office:value-type="float" office:value="12" calcext:value-type="float">
            <text:p>12</text:p>
          </table:table-cell>
          <table:table-cell table:number-columns-repeated="54"/>
        </table:table-row>
        <table:table-row table:style-name="ro1" table:number-rows-repeated="3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table:number-columns-repeated="4"/>
          <table:table-cell table:style-name="ce24" table:number-columns-repeated="2"/>
          <table:table-cell table:number-columns-repeated="50"/>
        </table:table-row>
        <table:table-row table:style-name="ro1" table:number-rows-repeated="19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4">
          <table:table-cell table:number-columns-repeated="6"/>
          <table:table-cell table:style-name="ce26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non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 number:title="Użytkownik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żytkownika">
      <number:number number:decimal-places="0" loext:min-decimal-places="0" number:min-integer-digits="0"/>
      <number:text>°C</number:text>
    </number:number-style>
    <number:number-style style:name="N139">
      <number:number number:decimal-places="0" loext:min-decimal-places="0" number:min-integer-digits="0"/>
      <number:text> K</number:text>
    </number:number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number:number-style style:name="N142" number:title="Użytkownika">
      <number:number number:decimal-places="12" loext:min-decimal-places="12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 number:title="Użytkownika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 number:title="Użytkownika">
      <number:number number:decimal-places="0" loext:min-decimal-places="0" number:min-integer-digits="0"/>
      <number:text> [hPa]</number:text>
    </number:number-style>
    <number:number-style style:name="N152">
      <number:number number:decimal-places="0" loext:min-decimal-places="0" number:min-integer-digits="0"/>
      <number:text> hPa</number:text>
    </number:number-style>
    <number:number-style style:name="N153" number:title="Użytkownika">
      <number:number number:decimal-places="0" loext:min-decimal-places="0" number:min-integer-digits="0"/>
      <number:text> dm3</number:text>
    </number:number-style>
    <number:number-style style:name="N154" number:title="Użytkownika">
      <number:number number:decimal-places="0" loext:min-decimal-places="0" number:min-integer-digits="0"/>
      <number:text> dm³</number:text>
    </number:number-style>
    <number:number-style style:name="N155" number:title="Użytkownika">
      <number:number number:decimal-places="0" loext:min-decimal-places="0" number:min-integer-digits="0"/>
      <number:text>%</number:text>
    </number:number-style>
    <number:number-style style:name="N156" number:title="Użytkownika">
      <number:number number:decimal-places="1" loext:min-decimal-places="1" number:min-integer-digits="1"/>
      <number:text> dm³</number:text>
    </number:number-style>
    <number:number-style style:name="N157" number:title="Użytkownika">
      <number:number number:decimal-places="2" loext:min-decimal-places="2" number:min-integer-digits="1"/>
      <number:text> dm³</number:text>
    </number:number-style>
    <number:number-style style:name="N158">
      <number:number number:decimal-places="1" loext:min-decimal-places="1" number:min-integer-digits="1"/>
      <number:text>%</number:text>
    </number:number-style>
    <number:number-style style:name="N159">
      <number:number number:decimal-places="0" loext:min-decimal-places="0" number:min-integer-digits="4">
        <number:embedded-text number:position="2">.</number:embedded-text>
      </number:number>
    </number:number-style>
    <number:number-style style:name="N160" number:title="Użytkownika">
      <number:number number:decimal-places="1" loext:min-decimal-places="1" number:min-integer-digits="0"/>
    </number:number-style>
    <number:number-style style:name="N161P0" style:volatile="true">
      <number:number number:decimal-places="2" loext:min-decimal-places="2" number:min-integer-digits="0" number:grouping="true"/>
    </number:number-style>
    <number:number-style style:name="N161" number:title="Użytkownika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0" number:grouping="true"/>
      <number:text> dm³</number:text>
    </number:number-style>
    <number:number-style style:name="N163" number:title="Użytkownika">
      <style:text-properties fo:color="#ff0000"/>
      <number:text>-</number:text>
      <number:number number:decimal-places="2" loext:min-decimal-places="2" number:min-integer-digits="0" number:grouping="true"/>
      <number:text> dm³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dm³</number:text>
    </number:number-style>
    <number:number-style style:name="N165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5P0"/>
    </number:number-style>
    <number:number-style style:name="N167P0" style:volatile="true">
      <number:number number:decimal-places="1" loext:min-decimal-places="1" number:min-integer-digits="1" number:grouping="true"/>
      <number:text> dm³</number:text>
    </number:number-style>
    <number:number-style style:name="N167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7P0"/>
    </number:number-style>
    <number:percentage-style style:name="N168">
      <number:number number:decimal-places="1" loext:min-decimal-places="1" number:min-integer-digits="1"/>
      <number:text>%</number:text>
    </number:percentage-style>
    <number:number-style style:name="N169P0" style:volatile="true">
      <number:number number:decimal-places="1" loext:min-decimal-places="1" number:min-integer-digits="1" number:grouping="true"/>
      <number:text> dm³</number:text>
    </number:number-style>
    <number:number-style style:name="N169">
      <style:text-properties fo:color="#ff0000"/>
      <number:text>-</number:text>
      <number:number number:decimal-places="1" loext:min-decimal-places="1" number:min-integer-digits="1" number:grouping="true"/>
      <number:text> dm³</number:text>
      <style:map style:condition="value()&gt;=0" style:apply-style-name="N169P0"/>
    </number:number-style>
    <number:number-style style:name="N170">
      <number:number number:decimal-places="1" loext:min-decimal-places="1" number:min-integer-digits="0"/>
      <number:text>°C</number:text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06:36:57.3366147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kowal</meta:initial-creator>
    <meta:creation-date>2015-02-23T09:34:08</meta:creation-date>
    <dc:date>2020-05-17T06:39:57.513350651</dc:date>
    <meta:editing-duration>P1DT2H11M17S</meta:editing-duration>
    <meta:editing-cycles>48</meta:editing-cycles>
    <meta:generator>LibreOffice/6.3.5.2$Linux_X86_64 LibreOffice_project/30$Build-2</meta:generator>
    <meta:document-statistic meta:table-count="2" meta:cell-count="56" meta:object-count="3"/>
  </office:meta>
</office:document-meta>
</file>